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4f5f7" officeooo:paragraph-rsid="0014f5f7"/>
    </style:style>
    <style:style style:name="P2" style:family="paragraph" style:parent-style-name="Standard">
      <style:paragraph-properties fo:text-align="start" style:justify-single-word="false"/>
      <style:text-properties fo:font-weight="bold" officeooo:paragraph-rsid="0014f5f7" style:font-weight-asian="bold" style:font-weight-complex="bold"/>
    </style:style>
    <style:style style:name="P3" style:family="paragraph" style:parent-style-name="Standard">
      <style:paragraph-properties fo:text-align="center" style:justify-single-word="false"/>
      <style:text-properties fo:font-weight="bold" officeooo:rsid="0014f5f7" officeooo:paragraph-rsid="0014f5f7" style:font-weight-asian="bold" style:font-weight-complex="bold"/>
    </style:style>
    <style:style style:name="P4" style:family="paragraph" style:parent-style-name="Standard">
      <style:paragraph-properties fo:text-align="start" style:justify-single-word="false"/>
      <style:text-properties fo:font-weight="bold" officeooo:paragraph-rsid="0014f5f7" style:font-weight-asian="bold" style:font-weight-complex="bold"/>
    </style:style>
    <style:style style:name="P5" style:family="paragraph" style:parent-style-name="Standard" style:list-style-name="L1">
      <style:paragraph-properties fo:text-align="start" style:justify-single-word="false"/>
      <style:text-properties fo:font-weight="bold" officeooo:rsid="0014f5f7" officeooo:paragraph-rsid="0014f5f7" style:font-weight-asian="bold" style:font-weight-complex="bold"/>
    </style:style>
    <style:style style:name="P6" style:family="paragraph" style:parent-style-name="Standard" style:list-style-name="L1">
      <style:paragraph-properties fo:text-align="start" style:justify-single-word="false"/>
      <style:text-properties fo:font-weight="bold" officeooo:rsid="001ffe1e" officeooo:paragraph-rsid="0020daee" style:font-weight-asian="bold" style:font-weight-complex="bold"/>
    </style:style>
    <style:style style:name="P7" style:family="paragraph" style:parent-style-name="Standard">
      <style:paragraph-properties fo:text-align="start" style:justify-single-word="false"/>
      <style:text-properties fo:font-weight="bold" officeooo:rsid="001ffe1e" officeooo:paragraph-rsid="0020daee" style:font-weight-asian="bold" style:font-weight-complex="bold"/>
    </style:style>
    <style:style style:name="P8" style:family="paragraph" style:parent-style-name="Standard">
      <style:paragraph-properties fo:text-align="justify" style:justify-single-word="false"/>
      <style:text-properties fo:font-weight="bold" officeooo:rsid="001ffe1e" officeooo:paragraph-rsid="0020daee" style:font-weight-asian="bold" style:font-weight-complex="bold"/>
    </style:style>
    <style:style style:name="P9" style:family="paragraph" style:parent-style-name="Standard">
      <style:paragraph-properties fo:text-align="justify" style:justify-single-word="false"/>
      <style:text-properties fo:font-weight="bold" officeooo:rsid="001ffe1e" officeooo:paragraph-rsid="004ebc52" style:font-weight-asian="bold" style:font-weight-complex="bold"/>
    </style:style>
    <style:style style:name="P10" style:family="paragraph" style:parent-style-name="Standard">
      <style:paragraph-properties fo:text-align="justify" style:justify-single-word="false"/>
      <style:text-properties fo:font-weight="bold" officeooo:rsid="001ffe1e" officeooo:paragraph-rsid="005e1d85" style:font-weight-asian="bold" style:font-weight-complex="bold"/>
    </style:style>
    <style:style style:name="P11" style:family="paragraph" style:parent-style-name="Standard" style:list-style-name="L1">
      <style:paragraph-properties fo:text-align="start" style:justify-single-word="false"/>
      <style:text-properties fo:font-weight="bold" officeooo:rsid="0020daee" officeooo:paragraph-rsid="0020daee" style:font-weight-asian="bold" style:font-weight-complex="bold"/>
    </style:style>
    <style:style style:name="P12" style:family="paragraph" style:parent-style-name="Standard">
      <style:paragraph-properties fo:text-align="start" style:justify-single-word="false"/>
      <style:text-properties fo:font-weight="bold" officeooo:rsid="0020daee" officeooo:paragraph-rsid="0020daee" style:font-weight-asian="bold" style:font-weight-complex="bold"/>
    </style:style>
    <style:style style:name="P13" style:family="paragraph" style:parent-style-name="Standard">
      <style:paragraph-properties fo:text-align="justify" style:justify-single-word="false"/>
      <style:text-properties fo:font-weight="bold" officeooo:rsid="0020daee" officeooo:paragraph-rsid="0020daee" style:font-weight-asian="bold" style:font-weight-complex="bold"/>
    </style:style>
    <style:style style:name="P14" style:family="paragraph" style:parent-style-name="Standard">
      <style:paragraph-properties fo:text-align="justify" style:justify-single-word="false"/>
      <style:text-properties fo:font-weight="bold" officeooo:paragraph-rsid="0014f5f7" style:font-weight-asian="bold" style:font-weight-complex="bold"/>
    </style:style>
    <style:style style:name="P15" style:family="paragraph" style:parent-style-name="Standard">
      <style:paragraph-properties fo:text-align="justify" style:justify-single-word="false"/>
      <style:text-properties fo:font-weight="bold" officeooo:paragraph-rsid="0018bc89" style:font-weight-asian="bold" style:font-weight-complex="bold"/>
    </style:style>
    <style:style style:name="P16" style:family="paragraph" style:parent-style-name="Standard">
      <style:paragraph-properties fo:text-align="start" style:justify-single-word="false"/>
      <style:text-properties fo:font-weight="bold" officeooo:rsid="004ebc52" officeooo:paragraph-rsid="004ebc52" style:font-weight-asian="bold" style:font-weight-complex="bold"/>
    </style:style>
    <style:style style:name="P17" style:family="paragraph" style:parent-style-name="Standard">
      <style:paragraph-properties fo:text-align="justify" style:justify-single-word="false"/>
      <style:text-properties fo:font-weight="bold" officeooo:rsid="0057feaf" officeooo:paragraph-rsid="0057feaf" style:font-weight-asian="bold" style:font-weight-complex="bold"/>
    </style:style>
    <style:style style:name="P18" style:family="paragraph" style:parent-style-name="Standard" style:list-style-name="L2">
      <style:paragraph-properties fo:text-align="start" style:justify-single-word="false"/>
      <style:text-properties officeooo:paragraph-rsid="0018bc89"/>
    </style:style>
    <style:style style:name="P19" style:family="paragraph" style:parent-style-name="Standard" style:list-style-name="L2">
      <style:paragraph-properties fo:text-align="justify" style:justify-single-word="false"/>
      <style:text-properties officeooo:rsid="0018bc89" officeooo:paragraph-rsid="001c2213"/>
    </style:style>
    <style:style style:name="P20" style:family="paragraph" style:parent-style-name="Standard">
      <style:paragraph-properties fo:text-align="justify" style:justify-single-word="false"/>
      <style:text-properties officeooo:paragraph-rsid="0024dcee"/>
    </style:style>
    <style:style style:name="P21" style:family="paragraph" style:parent-style-name="Standard">
      <style:paragraph-properties fo:text-align="justify" style:justify-single-word="false"/>
      <style:text-properties officeooo:paragraph-rsid="002f46fd"/>
    </style:style>
    <style:style style:name="P22" style:family="paragraph" style:parent-style-name="Standard">
      <style:paragraph-properties fo:text-align="justify" style:justify-single-word="false"/>
      <style:text-properties officeooo:paragraph-rsid="002f57e5"/>
    </style:style>
    <style:style style:name="P23" style:family="paragraph" style:parent-style-name="Standard" style:list-style-name="L2">
      <style:paragraph-properties fo:text-align="justify" style:justify-single-word="false"/>
      <style:text-properties officeooo:paragraph-rsid="0018bc89"/>
    </style:style>
    <style:style style:name="P24"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4f17f8" officeooo:paragraph-rsid="004f17f8" style:font-style-asian="italic" style:font-weight-asian="bold" style:font-style-complex="italic" style:font-weight-complex="bold"/>
    </style:style>
    <style:style style:name="P25"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550e57" officeooo:paragraph-rsid="00550e57" style:font-style-asian="italic" style:font-weight-asian="bold" style:font-style-complex="italic" style:font-weight-complex="bold"/>
    </style:style>
    <style:style style:name="P26"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57feaf" officeooo:paragraph-rsid="0057feaf" style:font-style-asian="italic" style:font-weight-asian="bold" style:font-style-complex="italic" style:font-weight-complex="bold"/>
    </style:style>
    <style:style style:name="P27"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6d7e00" officeooo:paragraph-rsid="006d7e00" style:font-style-asian="italic" style:font-weight-asian="bold" style:font-style-complex="italic" style:font-weight-complex="bold"/>
    </style:style>
    <style:style style:name="P28"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6eae49" officeooo:paragraph-rsid="006eae49"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3569d2" officeooo:paragraph-rsid="004ebc52"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4ebc52" officeooo:paragraph-rsid="004ebc52" style:font-style-asian="italic" style:font-weight-asian="normal" style:font-style-complex="italic"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rsid="003569d2" officeooo:paragraph-rsid="00429101"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rsid="003569d2" officeooo:paragraph-rsid="0020dae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3569d2" officeooo:paragraph-rsid="004ebc52"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429101" officeooo:paragraph-rsid="004ebc52"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bold" officeooo:rsid="004f17f8" officeooo:paragraph-rsid="004f17f8"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fo:font-style="normal" style:text-underline-style="none" fo:font-weight="bold" officeooo:rsid="005b199f" officeooo:paragraph-rsid="005b199f"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font-style="normal" style:text-underline-style="none" fo:font-weight="bold" officeooo:rsid="0063cff4" officeooo:paragraph-rsid="0069cc24"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4f5f7" style:font-weight-asian="normal" style:font-weight-complex="normal"/>
    </style:style>
    <style:style style:name="T3" style:family="text">
      <style:text-properties fo:font-weight="normal" officeooo:rsid="00169337" style:font-weight-asian="normal" style:font-weight-complex="normal"/>
    </style:style>
    <style:style style:name="T4" style:family="text">
      <style:text-properties fo:font-weight="normal" officeooo:rsid="00180ce5" style:font-weight-asian="normal" style:font-weight-complex="normal"/>
    </style:style>
    <style:style style:name="T5" style:family="text">
      <style:text-properties fo:font-weight="normal" officeooo:rsid="0018bc89" style:font-weight-asian="normal" style:font-weight-complex="normal"/>
    </style:style>
    <style:style style:name="T6" style:family="text">
      <style:text-properties fo:font-weight="normal" officeooo:rsid="001a76c7" style:font-weight-asian="normal" style:font-weight-complex="normal"/>
    </style:style>
    <style:style style:name="T7" style:family="text">
      <style:text-properties fo:font-weight="normal" officeooo:rsid="001a8df5" style:font-weight-asian="normal" style:font-weight-complex="normal"/>
    </style:style>
    <style:style style:name="T8" style:family="text">
      <style:text-properties fo:font-weight="normal" officeooo:rsid="001c2213" style:font-weight-asian="normal" style:font-weight-complex="normal"/>
    </style:style>
    <style:style style:name="T9" style:family="text">
      <style:text-properties fo:font-weight="normal" officeooo:rsid="0022c603" style:font-weight-asian="normal" style:font-weight-complex="normal"/>
    </style:style>
    <style:style style:name="T10" style:family="text">
      <style:text-properties fo:font-weight="normal" officeooo:rsid="002408b8" style:font-weight-asian="normal" style:font-weight-complex="normal"/>
    </style:style>
    <style:style style:name="T11" style:family="text">
      <style:text-properties fo:font-weight="normal" officeooo:rsid="0024dcee" style:font-weight-asian="normal" style:font-weight-complex="normal"/>
    </style:style>
    <style:style style:name="T12" style:family="text">
      <style:text-properties fo:font-weight="normal" officeooo:rsid="00313a4f" style:font-weight-asian="normal" style:font-weight-complex="normal"/>
    </style:style>
    <style:style style:name="T13" style:family="text">
      <style:text-properties fo:font-weight="normal" officeooo:rsid="0031b9d3" style:font-weight-asian="normal" style:font-weight-complex="normal"/>
    </style:style>
    <style:style style:name="T14" style:family="text">
      <style:text-properties fo:font-weight="normal" officeooo:rsid="0032a7ed" style:font-weight-asian="normal" style:font-weight-complex="normal"/>
    </style:style>
    <style:style style:name="T15" style:family="text">
      <style:text-properties fo:font-weight="normal" officeooo:rsid="003483bc" style:font-weight-asian="normal" style:font-weight-complex="normal"/>
    </style:style>
    <style:style style:name="T16" style:family="text">
      <style:text-properties fo:font-weight="normal" officeooo:rsid="003569d2" style:font-weight-asian="normal" style:font-weight-complex="normal"/>
    </style:style>
    <style:style style:name="T17" style:family="text">
      <style:text-properties fo:font-weight="normal" officeooo:rsid="003e7593" style:font-weight-asian="normal" style:font-weight-complex="normal"/>
    </style:style>
    <style:style style:name="T18" style:family="text">
      <style:text-properties fo:font-weight="normal" officeooo:rsid="004ebc52" style:font-weight-asian="normal" style:font-weight-complex="normal"/>
    </style:style>
    <style:style style:name="T19" style:family="text">
      <style:text-properties fo:font-weight="normal" officeooo:rsid="00503b3d" style:font-weight-asian="normal" style:font-weight-complex="normal"/>
    </style:style>
    <style:style style:name="T20" style:family="text">
      <style:text-properties fo:font-weight="normal" officeooo:rsid="005077fd" style:font-weight-asian="normal" style:font-weight-complex="normal"/>
    </style:style>
    <style:style style:name="T21" style:family="text">
      <style:text-properties fo:font-weight="normal" officeooo:rsid="0053ae6e" style:font-weight-asian="normal" style:font-weight-complex="normal"/>
    </style:style>
    <style:style style:name="T22" style:family="text">
      <style:text-properties fo:font-weight="normal" officeooo:rsid="00586370" style:font-weight-asian="normal" style:font-weight-complex="normal"/>
    </style:style>
    <style:style style:name="T23" style:family="text">
      <style:text-properties fo:font-weight="normal" officeooo:rsid="005a466e" style:font-weight-asian="normal" style:font-weight-complex="normal"/>
    </style:style>
    <style:style style:name="T24" style:family="text">
      <style:text-properties fo:font-weight="normal" officeooo:rsid="005cd180" style:font-weight-asian="normal" style:font-weight-complex="normal"/>
    </style:style>
    <style:style style:name="T25" style:family="text">
      <style:text-properties fo:font-weight="normal" officeooo:rsid="005e1d85" style:font-weight-asian="normal" style:font-weight-complex="normal"/>
    </style:style>
    <style:style style:name="T26" style:family="text">
      <style:text-properties fo:font-weight="normal" officeooo:rsid="005e5a51" style:font-weight-asian="normal" style:font-weight-complex="normal"/>
    </style:style>
    <style:style style:name="T27" style:family="text">
      <style:text-properties fo:font-weight="normal" officeooo:rsid="005f7ece" style:font-weight-asian="normal" style:font-weight-complex="normal"/>
    </style:style>
    <style:style style:name="T28" style:family="text">
      <style:text-properties fo:font-weight="normal" officeooo:rsid="0063cff4" style:font-weight-asian="normal" style:font-weight-complex="normal"/>
    </style:style>
    <style:style style:name="T29" style:family="text">
      <style:text-properties fo:font-weight="normal" officeooo:rsid="00656f68" style:font-weight-asian="normal" style:font-weight-complex="normal"/>
    </style:style>
    <style:style style:name="T30" style:family="text">
      <style:text-properties fo:font-weight="normal" officeooo:rsid="0066dfd8" style:font-weight-asian="normal" style:font-weight-complex="normal"/>
    </style:style>
    <style:style style:name="T31" style:family="text">
      <style:text-properties fo:font-weight="normal" officeooo:rsid="00678c68" style:font-weight-asian="normal" style:font-weight-complex="normal"/>
    </style:style>
    <style:style style:name="T32" style:family="text">
      <style:text-properties fo:font-weight="normal" officeooo:rsid="00682969" style:font-weight-asian="normal" style:font-weight-complex="normal"/>
    </style:style>
    <style:style style:name="T33" style:family="text">
      <style:text-properties fo:font-weight="normal" officeooo:rsid="0069cc24" style:font-weight-asian="normal" style:font-weight-complex="normal"/>
    </style:style>
    <style:style style:name="T34" style:family="text">
      <style:text-properties fo:font-weight="normal" officeooo:rsid="006ba89c" style:font-weight-asian="normal" style:font-weight-complex="normal"/>
    </style:style>
    <style:style style:name="T35" style:family="text">
      <style:text-properties fo:font-weight="normal" officeooo:rsid="006d928a" style:font-weight-asian="normal" style:font-weight-complex="normal"/>
    </style:style>
    <style:style style:name="T36" style:family="text">
      <style:text-properties officeooo:rsid="00180ce5"/>
    </style:style>
    <style:style style:name="T37" style:family="text">
      <style:text-properties officeooo:rsid="001e54de"/>
    </style:style>
    <style:style style:name="T38" style:family="text">
      <style:text-properties fo:font-weight="bold" officeooo:rsid="0020daee" style:font-weight-asian="bold" style:font-weight-complex="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293708" style:font-style-asian="italic" style:font-weight-asian="bold" style:font-style-complex="italic" style:font-weight-complex="bold"/>
    </style:style>
    <style:style style:name="T41" style:family="text">
      <style:text-properties fo:font-style="italic" fo:font-weight="bold" officeooo:rsid="002ce70a" style:font-style-asian="italic" style:font-weight-asian="bold" style:font-style-complex="italic"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67e6b" style:font-style-asian="normal" style:font-weight-asian="normal" style:font-style-complex="normal" style:font-weight-complex="normal"/>
    </style:style>
    <style:style style:name="T44" style:family="text">
      <style:text-properties fo:font-style="normal" fo:font-weight="normal" officeooo:rsid="0028193f" style:font-style-asian="normal" style:font-weight-asian="normal" style:font-style-complex="normal" style:font-weight-complex="normal"/>
    </style:style>
    <style:style style:name="T45" style:family="text">
      <style:text-properties fo:font-style="normal" fo:font-weight="normal" officeooo:rsid="00293708" style:font-style-asian="normal" style:font-weight-asian="normal" style:font-style-complex="normal" style:font-weight-complex="normal"/>
    </style:style>
    <style:style style:name="T46" style:family="text">
      <style:text-properties fo:font-style="normal" fo:font-weight="normal" officeooo:rsid="002ac397" style:font-style-asian="normal" style:font-weight-asian="normal" style:font-style-complex="normal" style:font-weight-complex="normal"/>
    </style:style>
    <style:style style:name="T47" style:family="text">
      <style:text-properties fo:font-style="normal" fo:font-weight="normal" officeooo:rsid="002c5e27" style:font-style-asian="normal" style:font-weight-asian="normal" style:font-style-complex="normal" style:font-weight-complex="normal"/>
    </style:style>
    <style:style style:name="T48" style:family="text">
      <style:text-properties fo:font-style="normal" fo:font-weight="normal" officeooo:rsid="002ce293" style:font-style-asian="normal" style:font-weight-asian="normal" style:font-style-complex="normal" style:font-weight-complex="normal"/>
    </style:style>
    <style:style style:name="T49" style:family="text">
      <style:text-properties fo:font-style="normal" fo:font-weight="normal" officeooo:rsid="002ce70a" style:font-style-asian="normal" style:font-weight-asian="normal" style:font-style-complex="normal" style:font-weight-complex="normal"/>
    </style:style>
    <style:style style:name="T50" style:family="text">
      <style:text-properties fo:font-style="normal" fo:font-weight="normal" officeooo:rsid="007515f8" style:font-style-asian="normal" style:font-weight-asian="normal" style:font-style-complex="normal" style:font-weight-complex="normal"/>
    </style:style>
    <style:style style:name="T51" style:family="text">
      <style:text-properties fo:font-style="normal" fo:font-weight="bold" officeooo:rsid="002ce70a" style:font-style-asian="normal" style:font-weight-asian="bold" style:font-style-complex="normal" style:font-weight-complex="bold"/>
    </style:style>
    <style:style style:name="T52" style:family="text">
      <style:text-properties officeooo:rsid="00368f5d"/>
    </style:style>
    <style:style style:name="T53" style:family="text">
      <style:text-properties officeooo:rsid="00374bae"/>
    </style:style>
    <style:style style:name="T54" style:family="text">
      <style:text-properties officeooo:rsid="004008c4"/>
    </style:style>
    <style:style style:name="T55" style:family="text">
      <style:text-properties officeooo:rsid="0041c88b"/>
    </style:style>
    <style:style style:name="T56" style:family="text">
      <style:text-properties officeooo:rsid="00429101"/>
    </style:style>
    <style:style style:name="T57" style:family="text">
      <style:text-properties officeooo:rsid="0043e348"/>
    </style:style>
    <style:style style:name="T58" style:family="text">
      <style:text-properties style:text-underline-style="solid" style:text-underline-width="auto" style:text-underline-color="font-color" fo:font-weight="normal" officeooo:rsid="005fb6f8" style:font-weight-asian="normal" style:font-weight-complex="normal"/>
    </style:style>
    <style:style style:name="T59" style:family="text">
      <style:text-properties style:text-underline-style="solid" style:text-underline-width="auto" style:text-underline-color="font-color" fo:font-weight="normal" officeooo:rsid="005e5a51" style:font-weight-asian="normal" style:font-weight-complex="normal"/>
    </style:style>
    <style:style style:name="T60" style:family="text">
      <style:text-properties style:text-underline-style="solid" style:text-underline-width="auto" style:text-underline-color="font-color" fo:font-weight="normal" officeooo:rsid="0063b886" style:font-weight-asian="normal" style:font-weight-complex="normal"/>
    </style:style>
    <style:style style:name="T61" style:family="text">
      <style:text-properties style:text-underline-style="solid" style:text-underline-width="auto" style:text-underline-color="font-color" fo:font-weight="normal" officeooo:rsid="0070891d" style:font-weight-asian="normal" style:font-weight-complex="normal"/>
    </style:style>
    <style:style style:name="T62" style:family="text">
      <style:text-properties fo:color="#800000" style:text-underline-style="solid" style:text-underline-width="auto" style:text-underline-color="font-color" fo:font-weight="normal" officeooo:rsid="0070891d" style:font-weight-asian="normal" style:font-weight-complex="normal"/>
    </style:style>
    <style:style style:name="T63" style:family="text">
      <style:text-properties fo:color="#ff0000" style:text-underline-style="solid" style:text-underline-width="auto" style:text-underline-color="font-color" fo:font-weight="normal" officeooo:rsid="0070891d"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ΑΝΑΦΟΡΑ <text:span text:style-name="T36">ΥΛΟΠΟΙΗΣΗΣ</text:span></text:p>
      <text:p text:style-name="P1"/>
      <text:p text:style-name="P1"/>
      <text:list xml:id="list50727272919641750" text:style-name="L1">
        <text:list-item>
          <text:p text:style-name="P5">Γενική Ιδέα - <text:span text:style-name="T37">Main.hs</text:span></text:p>
        </text:list-item>
      </text:list>
      <text:p text:style-name="P14"/>
      <text:p text:style-name="P15"><text:tab/><text:span text:style-name="T1">Έ</text:span><text:span text:style-name="T2">χουμε δημιουργήσει έναν διερμηνέα (interpreter) για την γλώσσα μας (RouReg), </text:span><text:span text:style-name="T6">γραμμένο σε Haskell</text:span><text:span text:style-name="T2">. </text:span><text:span text:style-name="T4">Για τη συγγραφή των προγραμμάτων μας έχει δημιουργηθεί στη Main.hs κατάλληλο interface.</text:span><text:span text:style-name="T2"> </text:span><text:span text:style-name="T5">Ο κύκλος λειτουργίας για την εκτέλεση ενός προγράμματος είναι ο εξής:</text:span></text:p>
      <text:p text:style-name="P15"><text:span text:style-name="T5"><text:s/></text:span></text:p>
      <text:list xml:id="list5341707109748352501" text:style-name="L2">
        <text:list-item>
          <text:p text:style-name="P23"><text:span text:style-name="T5">Ο κώδικας διαβάζεται ως string και περνίεται στη συνάρτηση process. Από εκεί καλείται η συνάρτηση parseDclr, η οποία είναι η κύρια συνάρτηση του Parser που δημιουργήσαμε με το Happy, για την κατασκευή του συντακτικού δέντρου. </text:span><text:span text:style-name="T6">Εντός του Parser μας, γίνεται <text:s/>η </text:span><text:span text:style-name="T7">λεκτική ανάλυση με τη βοήθεια του </text:span><text:span text:style-name="T12">L</text:span><text:span text:style-name="T7">exer που δημιουργήσαμε με το Alex.</text:span></text:p>
          <text:p text:style-name="P23"><text:span text:style-name="T5"/></text:p>
        </text:list-item>
        <text:list-item>
          <text:p text:style-name="P19"><text:span text:style-name="T5">Ε</text:span><text:span text:style-name="T1">φόσον το συντακτικό δέντρο κατασκευαστεί και είναι “έγκυρο” , δηλαδή δεν προκύψει συντακτικό σφάλμα, περνίεται ως όρισμα στη συνάρτηση execMain, </text:span><text:span text:style-name="T8">η οποία καλεί με τη σειρά της την runMain, που είναι η υπεύθυνη συνάρτηση του Eval.hs <text:s/></text:span><text:span text:style-name="T1">ώστε να δοθεί το αποτέλεσμα της εκτέλεσης του προγράμματος.</text:span></text:p>
          <text:p text:style-name="P18"><text:span text:style-name="T5"><text:s text:c="2"/></text:span><text:span text:style-name="T3"><text:s/></text:span></text:p>
        </text:list-item>
      </text:list>
      <text:p text:style-name="P2"/>
      <text:p text:style-name="P2"/>
      <text:list xml:id="list22804295550459" text:continue-list="list50727272919641750" text:style-name="L1">
        <text:list-item>
          <text:p text:style-name="P11">Συντακτικό Δέντρο – Δομές δεδομένων</text:p>
        </text:list-item>
      </text:list>
      <text:p text:style-name="P13"><text:tab/></text:p>
      <text:p text:style-name="P20"><text:span text:style-name="T38"><text:tab/></text:span><text:span text:style-name="T9">Τα προγράμματα γράφονται στη μορφή dclr; dclr; ...dclr . </text:span><text:span text:style-name="T10">Η αποτίμηση γίνεται μόνο για την τελευταία εντολή dclr που είναι κάτι σαν τη main του ghci. </text:span><text:span text:style-name="T11">Κάθε dclr είναι της μορφής</text:span></text:p>
      <text:p text:style-name="P21"><text:span text:style-name="T39">VAR Apats '=' Expr </text:span><text:span text:style-name="T42">, </text:span><text:span text:style-name="T43">όπου Apats είναι τα ορίσματα της συνάρτησης , VAR το όνομα της, και Expr το σώμα της. </text:span><text:span text:style-name="T44">Για το συντακτικό μας δέντρο, ο parser “μεταφράζει” </text:span><text:span text:style-name="T47">το </text:span><text:span text:style-name="T44">dclr σαν έναν κόμβο</text:span><text:span text:style-name="T43"> </text:span><text:span text:style-name="T40">Assign Name [Apats] Expr,</text:span><text:span text:style-name="T45"> όπου</text:span><text:span text:style-name="T43"> </text:span><text:span text:style-name="T45">Name=VAR, [Apats] = (VAR:Apats) σε μορφή λίστας, </text:span></text:p>
      <text:p text:style-name="P22"><text:span text:style-name="T46">Expr = Lam [Apats] Expr. </text:span><text:span text:style-name="T50">Να σημειωθεί ότι σαν όρισμα συνάρτησης ([Apats]) μπαίνει και το ίδιο το όνομα της συνάρτησης. Αυτό, όπως εξηγείται παρακάτω [Y-Combinator] βοηθάει στον ορισμό αναδρομικών συναρτήσεων. </text:span><text:span text:style-name="T48">Τα Expr μπορεί να είναι </text:span><text:span text:style-name="T49">κόμβοι</text:span><text:span text:style-name="T48"> της μορφής </text:span><text:span text:style-name="T49">λ-εκφράσεων </text:span></text:p>
      <text:p text:style-name="P22"><text:span text:style-name="T41">Lam [Apats] Expr</text:span><text:span text:style-name="T49">, είτε της μορφής εφαρμογής συνάρτησης <text:s/></text:span><text:span text:style-name="T41">App Expr Expr</text:span><text:span text:style-name="T49">, είτε της μορφής let-εκφράσεων </text:span><text:span text:style-name="T41">Let [Dclr] Expr</text:span><text:span text:style-name="T49">, είτε των απλών εκφράσεων (μεταβλητών και αριθμών) </text:span><text:span text:style-name="T41">Apat Apats</text:span><text:span text:style-name="T49">, είτε της μορφής τελεστή </text:span><text:span text:style-name="T41">Op Binop Expr Expr</text:span><text:span text:style-name="T51">.</text:span></text:p>
      <text:p text:style-name="P12"/>
      <text:p text:style-name="P12"/>
      <text:list xml:id="list22803998614337" text:continue-numbering="true" text:style-name="L1">
        <text:list-item>
          <text:p text:style-name="P6">Λεπτομερής Περιγραφή της Eval.hs</text:p>
        </text:list-item>
      </text:list>
      <text:p text:style-name="P7"/>
      <text:p text:style-name="P26"><text:span text:style-name="T16">T</text:span><text:span text:style-name="T1">ype Eval – Exception Monad</text:span></text:p>
      <text:p text:style-name="P17"><text:span text:style-name="T1"/></text:p>
      <text:p text:style-name="P17"><text:span text:style-name="T1"><text:tab/>Για να μπορέσουμε να διαχειριστούμε exceptions και να τυπώσουμε αντίστοιχα Runtime errors, κάνουμε χρήση του exception monad, μέσω του οποίου επιστρέφεται είτε ένα string, σε περίπτωση σφάλματος, είτε η wrap Value, σε περίπτωση επιτυχούς υπλογισμού της. <text:s/></text:span><text:span text:style-name="T22">Επόμένως ο τύπος επιστροφής των περισσότερων συναρτήσεων είναι Eval something , </text:span><text:span text:style-name="T23">π.χ. </text:span><text:span text:style-name="T22"><text:s/>Eval [Value].</text:span></text:p>
      <text:p text:style-name="P9"><text:span text:style-name="T16"/></text:p>
      <text:p text:style-name="P29">Περιβάλλον <text:span text:style-name="T52">(type Scope) και τιμές (data Value) </text:span></text:p>
      <text:p text:style-name="P29"/>
      <text:p text:style-name="P29"/>
      <text:p text:style-name="P33"><text:span text:style-name="T53"><text:tab/>Έχουμε τρεις κατασκευαστές τιμών για τον data type Value: για ακεραίους (Vint int), για λογικές τιμές (Vbool bool) και για closures -δηλαδή για λ-εκφράσεις- (VClosure [Apats] Expr Scope). Όπως και στη Haskell, έτσι και στην RouReg θέλουμε να έχουμε σαν τιμές συναρτήσεις, καθώς μία συνάρτηση μπορεί να επιστρέφει μία άλλη συνάρτηση, αν για παράδειγμα γίνει μερική </text:span><text:soft-page-break/><text:span text:style-name="T53">εφαρμογή των ορισμάτων της (partial application). Στις λ-εκφράσεις έχουμε μια λίστα από τις εξαρτημένες μεταβήτές (ορίσματα της ανώνυμης συνάρτησης) [Apats], την έκφραση (σώμα συνάρτησης) Expr και το περιβάλλον (Scope) στο οποίο θα αποτιμηθεί η έκφραση αυτή όταν και αν χρειαστεί. </text:span></text:p>
      <text:p text:style-name="P33"/>
      <text:p text:style-name="P33">Ως περιβάλλον έχει οριστεί μία map δομή η οποία αντιστοιχίζει ονόματα μεταβήτών σε τιμές, <text:span text:style-name="T53">συγκεκριμένα ένα όνομα (string) αντιστοιχίζεται σε μία λίστα τιμών ([Value])</text:span>. <text:span text:style-name="T54">Χρειαζόμαστε λίστα τιμών για να μπορούμε να κάνουμε το pattern matching σε συναρτήσεις με περισσότερα από ένα ορίσματα (arguments), που γίνεται partial application. Για παράδειγμα αν έχουμε μία συνάρτηση:</text:span></text:p>
      <text:p text:style-name="P33"><text:tab/><text:tab/><text:tab/><text:span text:style-name="T55">f <text:s/>0 1 = 1 ; f x y = x*y ; g = f 0 ; h = g 1 + g 2</text:span></text:p>
      <text:p text:style-name="P34">κατά την ανάθεση θέλουμε να αντιστοιχίσουμε το όνομα “g” με δύο λ-εκφράσεις [(\1→1), (\y→x*y)] <text:s/><text:span text:style-name="T57">στο περιβάλλον όπου το “χ” αντιστοιχίζεται στο [Int 0], ώστε αν/όταν χρειαστεί, όπως στην h, να πάρουμε τον κατάλληλο όρισμό για το pattern matching στο δέυτερο όρισμα.</text:span></text:p>
      <text:p text:style-name="P33"><text:span text:style-name="T56"><text:tab/><text:tab/></text:span></text:p>
      <text:p text:style-name="P30">runMain - evalMain</text:p>
      <text:p text:style-name="P16"/>
      <text:p text:style-name="P10"><text:span text:style-name="T13"><text:tab/>Η runMain παίρνει ως είσοδο την λίστα με τους κόμβους dclr</text:span><text:span text:style-name="T17">( συντακτικό δέντρο)</text:span><text:span text:style-name="T13"> και επιστρέφει το τελικό αποτέλεσμα ή το error που έχει προκύψει. </text:span><text:span text:style-name="T14">Για να το πετύχει αυτό καλέι την evalMain, με αρχικά “κεν</text:span><text:span text:style-name="T18">ό</text:span><text:span text:style-name="T14">” περιβάλλον. Η evalMain είναι μία συνάρτηση που παίρνει ένα περιβάλλον (env) και μία λίστα απο declarations και υπολογίζει το τελευταίο από αυτά τα declarations (που αντιστοιχεί στη main του ghci). </text:span><text:span text:style-name="T15">Αυτό το επιτυγχάνει ανανεώνοντας </text:span><text:span text:style-name="T20"><text:s/></text:span><text:span text:style-name="T15">αναδρομικά </text:span><text:span text:style-name="T25">και</text:span><text:span text:style-name="T15"> </text:span><text:span text:style-name="T24">in-order</text:span><text:span text:style-name="T15">, </text:span><text:span text:style-name="T20">με τη βοήθεια της assign,</text:span><text:span text:style-name="T15"> το περιβάλλον για κάθε declaration</text:span><text:span text:style-name="T20"> </text:span><text:span text:style-name="T16">και υπολογίζοντας το τελευταίο από αυτά στο περιβάλλον που έχει προκύψει, </text:span><text:span text:style-name="T21">καλώντας την eval</text:span><text:span text:style-name="T15">. </text:span></text:p>
      <text:p text:style-name="P8"><text:span text:style-name="T16"><text:tab/></text:span></text:p>
      <text:p text:style-name="P8"><text:span text:style-name="T16"/></text:p>
      <text:p text:style-name="P24"><text:span text:style-name="T28">Α</text:span><text:span text:style-name="T19">ssign</text:span></text:p>
      <text:p text:style-name="P24"><text:span text:style-name="T19"/></text:p>
      <text:p text:style-name="P36"><text:span text:style-name="T19"><text:tab/></text:span><text:span text:style-name="T1">H assign είναι η συνάρτηση που κάνει τις αναθέσεις για τα declarations </text:span><text:span text:style-name="T27">στη map δομή</text:span><text:span text:style-name="T1">, επιστρέφοντας το καινούργιο περιβάλλον, </text:span><text:span text:style-name="T32">το οποίο δίνεται από την extendDef</text:span><text:span text:style-name="T1">. </text:span><text:span text:style-name="T24">Είναι αναδρομική γιατί καλείτε και εντός let-εκφράσεων. </text:span><text:span text:style-name="T26">Με τον τρόπο που είναι δομημένη η assign, εξασφαλίζεται ότι η γλώσσα μας χρησιμοποιεί οκνυρή (lazy) αποτίμηση για </text:span><text:span text:style-name="T27">τον υπολογισμό των εκφράσεων, καθώς καλεί την eval μόνο εφόσον ζητηθεί το αποτέλεσμα της, αξιοποιώντας τα αντιστοιχα χαρακτηριστικά της Haskell. </text:span><text:span text:style-name="T58">Το αρνητικό με την assign είναι ότι καλείται in-order για κάθε declaration, έτσι η σειρά με την οποία δίνονται τα declarations μετράει, καθώς </text:span><text:span text:style-name="T59"><text:s/></text:span><text:span text:style-name="T58">ένα declaration “α” που καλείται πριν από ένα declaration “β” δεν μπορεί να το χρησιμοποιείσει στην έκφραση του το “β”. Αυτό είναι πρόβλημα γιατί δεν μπορούν να οριστούν αμοιβαία αναδρομικές συναρτήσεις-</text:span><text:span text:style-name="T63">(δες fibonacci)</text:span><text:span text:style-name="T58">. </text:span><text:span text:style-name="T60">Επίσης πιθανώς να δημιουργεί κάποια προβλήματα στην υλοποίηση αναδρομικών συναρτήσεων, τα οποία ξεπεράστηκαν με την χρήση ένος Y combinator.</text:span></text:p>
      <text:p text:style-name="P24"><text:span text:style-name="T19"/></text:p>
      <text:p text:style-name="P24"><text:span text:style-name="T19"/></text:p>
      <text:p text:style-name="P24"><text:span text:style-name="T19"/></text:p>
      <text:p text:style-name="P25"><text:span text:style-name="T19">E</text:span><text:span text:style-name="T1">val - </text:span><text:span text:style-name="T29">Eval1</text:span></text:p>
      <text:p text:style-name="P25"><text:span text:style-name="T1"/></text:p>
      <text:p text:style-name="P37"><text:span text:style-name="T1">Η </text:span><text:span text:style-name="T30">Eval είναι η συνάρτηση που αποτιμά τις εκφράσεις, εντό ένος περιβάλλοντος. Για να το επιτύχει αυτό, διαχωρίζει τον τύπο που μπορεί να έχει κάθε έκφραση (όπως ορίστικαν στο data Expr του Syntax.hs). </text:span><text:span text:style-name="T31">Οι περισσότερος περιπτώσεις είναι τετριμμένες. </text:span><text:span text:style-name="T33">Στην</text:span><text:span text:style-name="T31"> περίπτωση όπου η έκφραση ειναι μεταβλητή (Apat (Var x)), </text:span><text:span text:style-name="T33">χρησιμοποιείται το περιβάλλον για να ευρεθεί η τιμή της. <text:s/></text:span><text:span text:style-name="T31">Ενδιαφέρον έχει η </text:span><text:span text:style-name="T33">περίπτωση της εφαρμογής συνάρτησης (App a b), στην οποία έχει υλοποιηθεί ένα τέχνασμα για να βρίσκουμε το fix point της συνάρτησης “</text:span><text:span text:style-name="T34">a</text:span><text:span text:style-name="T33">”.</text:span></text:p>
      <text:p text:style-name="P37"><text:span text:style-name="T33"/></text:p>
      <text:p text:style-name="P37"><text:span text:style-name="T33"/></text:p>
      <text:p text:style-name="P37"><text:span text:style-name="T33"/></text:p>
      <text:p text:style-name="P37"><text:soft-page-break/><text:span text:style-name="T33"/></text:p>
      <text:p text:style-name="P37"><text:span text:style-name="T33"/></text:p>
      <text:p text:style-name="P27"><text:span text:style-name="T33">Y-</text:span><text:span text:style-name="T35">C</text:span><text:span text:style-name="T1">ombinator</text:span></text:p>
      <text:p text:style-name="P25"><text:span text:style-name="T1"/></text:p>
      <text:p text:style-name="P28"><text:span text:style-name="T1">Apply</text:span></text:p>
      <text:p text:style-name="P25"><text:span text:style-name="T1"/></text:p>
      <text:p text:style-name="P24"><text:span text:style-name="T19"/></text:p>
      <text:p text:style-name="P35"><text:span text:style-name="T19"/></text:p>
      <text:p text:style-name="P32"/>
      <text:p text:style-name="P31"/>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13:08:09.674666871</meta:creation-date>
    <dc:date>2019-06-09T14:16:05.828360314</dc:date>
    <meta:editing-duration>P1DT56M40S</meta:editing-duration>
    <meta:editing-cycles>95</meta:editing-cycles>
    <meta:generator>LibreOffice/5.1.6.2$Linux_X86_64 LibreOffice_project/10m0$Build-2</meta:generator>
    <meta:document-statistic meta:table-count="0" meta:image-count="0" meta:object-count="0" meta:page-count="3" meta:paragraph-count="31" meta:word-count="911" meta:character-count="5859" meta:non-whitespace-character-count="4945"/>
  </office:meta>
</office:document-meta>
</file>